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amplerBase.setMonitor( boolean tr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UseKeep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Implementat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resultProcessing( boolean areFollowingRedirect , int frameDepth , HTTPSampleResult r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TTPSamplerBase.setHeaderManager( HeaderManager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SamplerBase.followRedirects( HTTPSampleResult res , int frameDep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HTTPSamplerBase.thread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amplerBase.setMimetyp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amplerBase.setCacheManager( CacheManag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SamplerBase.clearHTTPFil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parseArguments( String queryString , String contentEncod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TTPSamplerBase.setContentEncod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addEncodedArgument( String name , String value , String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Path( String path , String content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SamplerBase.setFileFieldProperty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amplerBase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thread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amplerBase.fileSample(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HTTPSamplerBase.getEmbeddedUrl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Po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SamplerBase.setHTTPFiles( HTTPFileArg [ ] fil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HTTPSamplerBase.setPor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encodeSpace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UseMultipartForPo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SamplerBas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amplerBase.setAuthManager( AuthManag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SamplerBase.isSecure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isImag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Domai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isSecure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Fil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amplerBas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amplerBase.setFilenameProperty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amplerBase.addEncodedArgument( String name , String value , String metaData , String contentEncod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TTPSamplerBase.setImageParser( boolean parseIm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Protoc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SamplerBase.is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PortIfSpec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SamplerBase.setMD5( boolean tr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Client( String 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SendFileAsPostBod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amplerBase.ha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ample( 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DoMultipartPost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addArgum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SendParameterValuesAsPostBod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SamplerBase.setMimetypeProperty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SamplerBase.HTTPSampler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FileFiel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amplerBase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SamplerBase.setFile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amplerBase.setProtoco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Arguments( Arguments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isSuccessCode( int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checkCount( String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TPSamplerBase.useMD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ParserClass( HTTP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amplerBase.addTestElement( TestElement 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SamplerBase.getHTTPFil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UseKeepAliv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addArgument( String name , String value , String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Head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QueryString( String contentEncod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HTTPSamplerBase.getDefaultPort( String protocol , int po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amplerBase.setAutoRedirects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FollowRedirects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errorResult( Throwable e , HTTP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SamplerBase.setMonito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CookieManager( CookieManage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SamplerBase.readResponse( SampleResult sampleResult , InputStream in , int leng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HTTPSamplerBase.parseArguments( String 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AutoRedir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Cooki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amp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TPSamplerBase.downloadPageResources( HTTPSampleResult res , HTTPSampleResult container , int frameDepth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HTTPSamplerBase.setEmbeddedUrlRE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testStar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SamplerBase.getAuth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encodeBackSlashes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SamplerBase.getDoMultipart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HTTPFi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ValidMethodsA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addNonEncodedArgument( String name , String value , String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amplerBase.setHTTPFileArgs( HTTPFileArgs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addEncodedArgum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SamplerBase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isProtocolDefaultPor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SamplerBase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amplerBase.getHTTPFil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TTPSamplerBase.getConten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setMetho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FollowRedir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Base.getUrl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TTPSamplerBas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